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881cm" fo:min-width="17.617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_20_1-notes">
      <style:graphic-properties draw:fill-color="#ffffff" fo:min-height="13.364cm"/>
    </style:style>
    <style:style style:name="pr3" style:family="presentation" style:parent-style-name="Standard_20_1-title">
      <style:graphic-properties fo:min-height="3.18cm"/>
    </style:style>
    <style:style style:name="P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4" style:family="paragraph">
      <style:paragraph-properties fo:text-align="center"/>
    </style:style>
    <style:style style:name="T1" style:family="text">
      <style:text-properties fo:color="#000000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fo:font-family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ZoneTexte 3" draw:style-name="gr1" draw:text-style-name="P2" draw:layer="layout" svg:width="14.939cm" svg:height="15.491cm" svg:x="6.623cm" svg:y="1.024cm">
          <text:p text:style-name="P1"><text:span text:style-name="T1">Comprendre le web</text:span></text:p>
          <text:p text:style-name="P1"><text:span text:style-name="T1"/></text:p>
          <text:p text:style-name="P1"><text:span text:style-name="T1">Présentation Frontend</text:span></text:p>
          <text:p text:style-name="P1"><text:span text:style-name="T1"><text:tab/></text:span><text:span text:style-name="T1">* HTML</text:span></text:p>
          <text:p text:style-name="P1"><text:span text:style-name="T1"><text:tab/></text:span><text:span text:style-name="T1">* CSS</text:span></text:p>
          <text:p text:style-name="P1"><text:span text:style-name="T1"><text:tab/></text:span><text:span text:style-name="T1">* JS</text:span></text:p>
          <text:p text:style-name="P1"><text:span text:style-name="T1"><text:tab/></text:span><text:span text:style-name="T1">* BootStrap / Bootswatch</text:span></text:p>
          <text:p text:style-name="P1"><text:span text:style-name="T1"/></text:p>
          <text:p text:style-name="P1"><text:span text:style-name="T1">Présentation GitHub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>
        <draw:custom-shape draw:name="ZoneTexte 1" draw:style-name="gr1" draw:text-style-name="P2" draw:layer="layout" svg:width="11.682cm" svg:height="14.729cm" svg:x="6.356cm" svg:y="2.324cm">
          <text:p text:style-name="P1"><text:span text:style-name="T1">Présentation Backend</text:span></text:p>
          <text:p text:style-name="P1"><text:span text:style-name="T1"><text:tab/></text:span><text:span text:style-name="T1">* PHP</text:span></text:p>
          <text:p text:style-name="P1"><text:span text:style-name="T1"><text:tab/></text:span><text:span text:style-name="T1">* MySQL</text:span></text:p>
          <text:p text:style-name="P1"><text:span text:style-name="T1"/></text:p>
          <text:p text:style-name="P1"><text:span text:style-name="T1">MVC</text:span></text:p>
          <text:p text:style-name="P1"><text:span text:style-name="T1"/></text:p>
          <text:p text:style-name="P1"><text:span text:style-name="T1">Framework</text:span></text:p>
          <text:p text:style-name="P1"><text:span text:style-name="T1"/></text:p>
          <text:p text:style-name="P1"><text:span text:style-name="T1">CMS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>
        <draw:custom-shape draw:name="ZoneTexte 1" draw:style-name="gr3" draw:text-style-name="P2" draw:layer="layout" svg:width="24.602cm" svg:height="1.436cm" svg:x="0.503cm" svg:y="0.939cm">
          <text:p text:style-name="P3"><text:span text:style-name="T3">Outils que l’on va utiliser</text:span></text:p>
          <draw:enhanced-geometry svg:viewBox="0 0 21600 21600" draw:type="rectangle" draw:enhanced-path="M 0 0 L 21600 0 21600 21600 0 21600 0 0 Z N"/>
        </draw:custom-shape>
        <draw:custom-shape draw:name="ZoneTexte 2" draw:style-name="gr1" draw:text-style-name="P2" draw:layer="layout" svg:width="19.196cm" svg:height="12.443cm" svg:x="3.206cm" svg:y="5.325cm">
          <text:p text:style-name="P3"><text:span text:style-name="T4">VS Code </text:span><text:span text:style-name="T5">: éditeur de texte avancé</text:span></text:p>
          <text:p text:style-name="P3"><text:span text:style-name="T4">Wamp Server </text:span></text:p>
          <text:p text:style-name="P3"><text:span text:style-name="T4"><text:s/></text:span><text:span text:style-name="T5">: serveur local pour utiliser PHP et MySQL</text:span></text:p>
          <text:p text:style-name="P3"><text:span text:style-name="T4">GIT</text:span><text:span text:style-name="T5"> : logiciel de versionning</text:span></text:p>
          <text:p text:style-name="P3"><text:span text:style-name="T4">MailHog</text:span><text:span text:style-name="T5">: pour le test de mail en local</text:span></text:p>
          <text:p text:style-name="P3"><text:span text:style-name="T5"/></text:p>
          <text:p text:style-name="P3"><text:span text:style-name="T4">Discord</text:span><text:span text:style-name="T5"> : communiquer, échanger infos, code ou écran</text:span></text:p>
          <text:p text:style-name="P3"><text:span text:style-name="T5">Accès : afci_dwwm</text:span></text:p>
          <text:p text:style-name="P3"><text:span text:style-name="T5"/></text:p>
          <text:p text:style-name="P3"><text:span text:style-name="T4">Open office</text:span></text:p>
          <text:p text:style-name="P3"><text:span text:style-name="T4"/></text:p>
          <text:p text:style-name="P3"><text:span text:style-name="T4">Google – Stack Overflow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draw:frame presentation:style-name="pr3" draw:text-style-name="P4" draw:layer="layout" svg:width="22.859cm" svg:height="3.18cm" svg:x="1.27cm" svg:y="0.76cm" presentation:class="title">
          <draw:text-box>
            <text:p text:style-name="P4"><text:span text:style-name="T6">Extensions VSCode</text:span></text:p>
          </draw:text-box>
        </draw:frame>
        <draw:frame draw:style-name="gr4" draw:text-style-name="P4" draw:layer="layout" svg:width="18.117cm" svg:height="11.131cm" svg:x="3.483cm" svg:y="4.8cm">
          <draw:text-box>
            <text:p text:style-name="P4"><text:span text:style-name="T7">French language Pack for VSCode</text:span></text:p>
            <text:p text:style-name="P4"/>
            <text:p text:style-name="P4"><text:span text:style-name="T7">Elm Emmet / Elm / Emmet Live</text:span></text:p>
            <text:p text:style-name="P4"/>
            <text:p text:style-name="P4"><text:span text:style-name="T7">HTML boilerplate / HTML CSS support</text:span></text:p>
            <text:p text:style-name="P4"/>
            <text:p text:style-name="P4"><text:span text:style-name="T7">HTML Format / HTML Preview / HTML to Elm</text:span></text:p>
            <text:p text:style-name="P4"/>
            <text:p text:style-name="P4"><text:span text:style-name="T7">HTML Snippets / Live HTML Previewer</text:span></text:p>
            <text:p text:style-name="P4"/>
            <text:p text:style-name="P4"><text:span text:style-name="T7">Intellisense for CSS / JS-CSS-HTML Formatter</text:span></text:p>
            <text:p text:style-name="P4"/>
            <text:p text:style-name="P4"><text:span text:style-name="T7">Live server / Auto close Tag / CSS format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1-12-21">21/12/2021</text:date></text:span></text:p>
        </draw:text-box>
      </draw:frame>
      <draw:frame draw:name="Espace réservé du pied de page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Espace réservé de la date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21-12-21">21/12/2021</text:date></text:span></text:p>
        </draw:text-box>
      </draw:frame>
      <draw:frame draw:name="Espace réservé du pied de page 2" presentation:style-name="Mpr5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2-21T15:32:38.18</dc:date>
    <meta:generator>OpenOffice/4.1.10$Win32 OpenOffice.org_project/4110m2$Build-9807</meta:generator>
    <meta:editing-duration>PT14S</meta:editing-duration>
    <meta:editing-cycles>1</meta:editing-cycles>
    <meta:document-statistic meta:object-count="46"/>
  </office:meta>
</office:document-meta>
</file>